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Builder.addLas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PathBuilder( Path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Builder.addLast( 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addFirst( Path . Element 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Builder.add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addAll( Path . Element [ ]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Builder.PathBuilder( Path . Element [ ]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Builder.addFirs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addFirst( 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Pat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Builder.PathBuilder( Path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Builder.addLast( Path . Element el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